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454cm"/>
    </style:style>
    <style:style style:name="co3" style:family="table-column">
      <style:table-column-properties fo:break-before="auto" style:column-width="10.326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6.038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7.2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shrink-to-fit="true"/>
      <style:paragraph-properties fo:text-align="start" fo:margin-left="0cm"/>
      <style:text-properties fo:font-style="italic" fo:font-weight="bold"/>
    </style:style>
    <style:style style:name="ce2" style:family="table-cell" style:parent-style-name="Default">
      <style:table-cell-properties style:text-align-source="fix" style:repeat-content="false" style:shrink-to-fit="true"/>
      <style:paragraph-properties fo:text-align="start" fo:margin-left="0cm"/>
      <style:text-properties fo:font-style="italic"/>
    </style:style>
    <style:style style:name="ce3" style:family="table-cell" style:parent-style-name="Default">
      <style:text-properties fo:font-style="italic" fo:font-weight="normal"/>
    </style:style>
    <style:style style:name="ce4" style:family="table-cell" style:parent-style-name="Default" style:data-style-name="N3">
      <style:table-cell-properties style:text-align-source="fix" style:repeat-content="false" style:shrink-to-fit="true"/>
      <style:paragraph-properties fo:text-align="end" fo:margin-left="0cm"/>
      <style:text-properties fo:font-weight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style:shrink-to-fit="true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style:text-align-source="fix" style:repeat-content="false" fo:wrap-option="wrap" style:shrink-to-fit="tru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ext-properties fo:font-weight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fo:wrap-option="wrap" style:shrink-to-fit="true"/>
      <style:text-properties fo:font-size="10pt" fo:font-weight="bold"/>
    </style:style>
    <style:style style:name="ce15" style:family="table-cell" style:parent-style-name="Default">
      <style:table-cell-properties fo:wrap-option="wrap" style:shrink-to-fit="true"/>
      <style:text-properties fo:font-size="6pt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To CSV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onvert this file to the CSV version."/>
              </form:properties>
              <office:event-listeners>
                <script:event-listener script:language="ooo:script" script:event-name="dom:mouseup" xlink:href="vnd.sun.star.script:Standard.Module1.ExportToCSV?language=Basic&amp;location=document"/>
              </office:event-listeners>
            </form:button>
          </form:form>
        </office:forms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Factory Name</text:p>
            <draw:control table:end-cell-address="Sheet1.A2" table:end-x="4.648cm" table:end-y="0.034cm" draw:z-index="0" draw:name="Export" draw:text-style-name="P1" svg:width="1.605cm" svg:height="0.498cm" svg:x="3.042cm" svg:y="0cm" draw:control="control1"/>
          </table:table-cell>
          <table:table-cell table:style-name="ce4" office:value-type="string">
            <text:p>Maximum</text:p>
          </table:table-cell>
          <table:table-cell table:style-name="ce7" office:value-type="string">
            <text:p>Description</text:p>
          </table:table-cell>
          <table:table-cell table:style-name="ce12" office:value-type="string">
            <text:p>Requirement</text:p>
          </table:table-cell>
          <table:table-cell table:style-name="ce12" office:value-type="string">
            <text:p>Produce</text:p>
          </table:table-cell>
          <table:table-cell table:style-name="ce12" office:value-type="string">
            <text:p>Growth</text:p>
          </table:table-cell>
          <table:table-cell table:style-name="ce14" office:value-type="string">
            <text:p>Notes</text:p>
          </table:table-cell>
          <table:table-cell table:style-name="ce12" table:number-columns-repeated="248"/>
        </table:table-row>
        <table:table-row table:style-name="ro2">
          <table:table-cell office:value-type="string">
            <text:p>Fish Breading Ground</text:p>
          </table:table-cell>
          <table:table-cell office:value-type="float" office:value="1">
            <text:p>1</text:p>
          </table:table-cell>
          <table:table-cell office:value-type="string">
            <text:p>Magic spot which spawns new fish.</text:p>
          </table:table-cell>
          <table:table-cell office:value-type="string">
            <text:p>1 fish</text:p>
          </table:table-cell>
          <table:table-cell/>
          <table:table-cell table:style-name="ce13" office:value-type="boolean" office:boolean-value="false">
            <text:p>FALSE</text:p>
          </table:table-cell>
          <table:table-cell office:value-type="string">
            <text:p>These are so that you can't remove all bovines totally from the universe. </text:p>
          </table:table-cell>
          <table:table-cell table:number-columns-repeated="248"/>
        </table:table-row>
        <table:table-row table:style-name="ro2">
          <table:table-cell office:value-type="string">
            <text:p>Fish</text:p>
          </table:table-cell>
          <table:table-cell office:value-type="float" office:value="1000000">
            <text:p>1,000,000</text:p>
          </table:table-cell>
          <table:table-cell/>
          <table:table-cell office:value-type="string">
            <text:p>2 fish</text:p>
          </table:table-cell>
          <table:table-cell office:value-type="string">
            <text:p>3 fish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Fish will multiple in numbers by themselves – this is what this represents (they multiple quite quickly).</text:p>
          </table:table-cell>
          <table:table-cell table:number-columns-repeated="248"/>
        </table:table-row>
        <table:table-row table:style-name="ro2">
          <table:table-cell office:value-type="string">
            <text:p>Bovine Breading Ground</text:p>
          </table:table-cell>
          <table:table-cell office:value-type="float" office:value="1">
            <text:p>1</text:p>
          </table:table-cell>
          <table:table-cell office:value-type="string">
            <text:p>Magic spot which spawns new bovines.</text:p>
          </table:table-cell>
          <table:table-cell office:value-type="string">
            <text:p>1 bovine</text:p>
          </table:table-cell>
          <table:table-cell/>
          <table:table-cell table:style-name="ce13" office:value-type="boolean" office:boolean-value="false">
            <text:p>FALSE</text:p>
          </table:table-cell>
          <table:table-cell office:value-type="string">
            <text:p>These are so that you can't remove all bovines totally from the universe. </text:p>
          </table:table-cell>
          <table:table-cell table:number-columns-repeated="248"/>
        </table:table-row>
        <table:table-row table:style-name="ro2">
          <table:table-cell office:value-type="string">
            <text:p>Bovine</text:p>
          </table:table-cell>
          <table:table-cell office:value-type="float" office:value="100000">
            <text:p>100,000</text:p>
          </table:table-cell>
          <table:table-cell table:style-name="ce9"/>
          <table:table-cell office:value-type="string">
            <text:p>10 bovine</text:p>
          </table:table-cell>
          <table:table-cell office:value-type="string">
            <text:p>11 bovine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Bovines will multiple in numbers by themselves – this is what this represents</text:p>
          </table:table-cell>
          <table:table-cell table:number-columns-repeated="248"/>
        </table:table-row>
        <table:table-row table:style-name="ro3">
          <table:table-cell office:value-type="string">
            <text:p>Slaughter House</text:p>
          </table:table-cell>
          <table:table-cell table:style-name="ce6" table:number-columns-spanned="1" table:number-rows-spanned="2"/>
          <table:table-cell table:style-name="ce10" office:value-type="string" table:number-columns-spanned="1" table:number-rows-spanned="2">
            <text:p>Where bovines are slaughtered and turned into meat. Can be more efficient if supplied with machinery.</text:p>
          </table:table-cell>
          <table:table-cell office:value-type="string">
            <text:p>1 bovine</text:p>
          </table:table-cell>
          <table:table-cell office:value-type="string">
            <text:p>10 meat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bovine and 1 machinery</text:p>
          </table:table-cell>
          <table:table-cell office:value-type="string">
            <text:p>20 meat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Fishing Dock</text:p>
          </table:table-cell>
          <table:table-cell table:style-name="Default"/>
          <table:table-cell table:style-name="ce11" office:value-type="string" table:number-columns-spanned="1" table:number-rows-spanned="2">
            <text:p>Where fish are caught.</text:p>
          </table:table-cell>
          <table:table-cell office:value-type="string">
            <text:p>1 fish</text:p>
          </table:table-cell>
          <table:table-cell office:value-type="string">
            <text:p>1 fish fillets and 1 fish guts</text:p>
          </table:table-cell>
          <table:table-cell table:style-name="ce13" office:value-type="boolean" office:boolean-value="true">
            <text:p>TRUE</text:p>
          </table:table-cell>
          <table:table-cell table:style-name="Default"/>
          <table:table-cell table:number-columns-repeated="248"/>
        </table:table-row>
        <table:table-row table:style-name="ro3">
          <table:table-cell table:style-name="Default" table:number-columns-repeated="2"/>
          <table:covered-table-cell table:style-name="ce9"/>
          <table:table-cell office:value-type="string">
            <text:p>1 fish and 1 machinery</text:p>
          </table:table-cell>
          <table:table-cell office:value-type="string">
            <text:p>3 fish fillets and 5 fish guts</text:p>
          </table:table-cell>
          <table:table-cell table:style-name="ce13" office:value-type="boolean" office:boolean-value="false">
            <text:p>FALSE</text:p>
          </table:table-cell>
          <table:table-cell table:style-name="Default"/>
          <table:table-cell table:number-columns-repeated="248"/>
        </table:table-row>
        <table:table-row table:style-name="ro3">
          <table:table-cell office:value-type="string">
            <text:p>Wheat Farm</text:p>
          </table:table-cell>
          <table:table-cell table:style-name="ce6" office:value-type="float" office:value="2000" table:number-columns-spanned="1" table:number-rows-spanned="3">
            <text:p>2,000</text:p>
          </table:table-cell>
          <table:table-cell table:style-name="ce10" office:value-type="string" table:number-columns-spanned="1" table:number-rows-spanned="3">
            <text:p>A farm which produces nutritious wheat. Can be more efficient when supplied with fertiliser or fertiliser and machinery.</text:p>
          </table:table-cell>
          <table:table-cell/>
          <table:table-cell office:value-type="string">
            <text:p>1 wheat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fertiliser</text:p>
          </table:table-cell>
          <table:table-cell office:value-type="string">
            <text:p>3 wheat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fertiliser and 1 machinery</text:p>
          </table:table-cell>
          <table:table-cell office:value-type="string">
            <text:p>10 wheat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1">
          <table:table-cell office:value-type="string">
            <text:p>Fertiliser Factory</text:p>
          </table:table-cell>
          <table:table-cell/>
          <table:table-cell office:value-type="string">
            <text:p>Converts fish into fertiliser</text:p>
          </table:table-cell>
          <table:table-cell office:value-type="string">
            <text:p>10 fish guts</text:p>
          </table:table-cell>
          <table:table-cell office:value-type="string">
            <text:p>1 fertiliser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 table:number-columns-repeated="5"/>
          <table:table-cell table:style-name="ce13"/>
          <table:table-cell table:number-columns-repeated="249"/>
        </table:table-row>
        <table:table-row table:style-name="ro3">
          <table:table-cell office:value-type="string">
            <text:p>City</text:p>
          </table:table-cell>
          <table:table-cell table:style-name="ce6" office:value-type="float" office:value="1000" table:number-columns-spanned="1" table:number-rows-spanned="6">
            <text:p>1,000</text:p>
          </table:table-cell>
          <table:table-cell table:style-name="ce10" office:value-type="string" table:number-columns-spanned="1" table:number-rows-spanned="6">
            <text:p>Where a large number of people live. They have an insatiable appetite for goods.</text:p>
          </table:table-cell>
          <table:table-cell office:value-type="string">
            <text:p>8 fish fillets or 5 meat or 1 canned food</text:p>
          </table:table-cell>
          <table:table-cell/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antimatter</text:p>
          </table:table-cell>
          <table:table-cell/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goods</text:p>
          </table:table-cell>
          <table:table-cell/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/>
          <table:table-cell office:value-type="string">
            <text:p>1 passenger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/>
          <table:table-cell office:value-type="string">
            <text:p>1 waste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0.001 weapon</text:p>
          </table:table-cell>
          <table:table-cell/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 office:value-type="string">
            <text:p>Food Processor</text:p>
          </table:table-cell>
          <table:table-cell table:style-name="ce6" table:number-columns-spanned="1" table:number-rows-spanned="3"/>
          <table:table-cell table:style-name="ce10" office:value-type="string" table:number-columns-spanned="1" table:number-rows-spanned="3">
            <text:p>Converts unprocessed food into long lasting canned food.</text:p>
          </table:table-cell>
          <table:table-cell office:value-type="string">
            <text:p>1 wheat</text:p>
          </table:table-cell>
          <table:table-cell office:value-type="string">
            <text:p>1 canned food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fish fillets</text:p>
          </table:table-cell>
          <table:table-cell office:value-type="string">
            <text:p>1 canned food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meat</text:p>
          </table:table-cell>
          <table:table-cell office:value-type="string">
            <text:p>1 canned food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4">
          <table:table-cell office:value-type="string">
            <text:p>Power station</text:p>
          </table:table-cell>
          <table:table-cell office:value-type="float" office:value="10000">
            <text:p>10,000</text:p>
          </table:table-cell>
          <table:table-cell office:value-type="string">
            <text:p>Produces antimatter which is used by all heavy machinery to do things.</text:p>
          </table:table-cell>
          <table:table-cell/>
          <table:table-cell office:value-type="string">
            <text:p>1 antimatter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 office:value-type="string">
            <text:p>Recycling Station</text:p>
          </table:table-cell>
          <table:table-cell table:style-name="ce6" table:number-columns-spanned="1" table:number-rows-spanned="4"/>
          <table:table-cell table:style-name="ce10" office:value-type="string" table:number-columns-spanned="1" table:number-rows-spanned="4">
            <text:p>Converts waste <text:s/>into useful products. Also converts various other goods back to their original components.</text:p>
          </table:table-cell>
          <table:table-cell office:value-type="string">
            <text:p>5 waste</text:p>
          </table:table-cell>
          <table:table-cell office:value-type="string">
            <text:p>1 canned food and 1 antimatter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armour</text:p>
          </table:table-cell>
          <table:table-cell office:value-type="string">
            <text:p>130 uranium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weapon</text:p>
          </table:table-cell>
          <table:table-cell office:value-type="string">
            <text:p>45 antimatter and 50 uranium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pod</text:p>
          </table:table-cell>
          <table:table-cell office:value-type="string">
            <text:p>90 steel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1">
          <table:table-cell office:value-type="string">
            <text:p>Steel Mill</text:p>
          </table:table-cell>
          <table:table-cell/>
          <table:table-cell office:value-type="string">
            <text:p>Produces steel.</text:p>
          </table:table-cell>
          <table:table-cell office:value-type="string">
            <text:p>1 iron and 1 antimatter</text:p>
          </table:table-cell>
          <table:table-cell office:value-type="string">
            <text:p>1 steel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 office:value-type="string">
            <text:p>Ship Parts Factory</text:p>
          </table:table-cell>
          <table:table-cell table:style-name="ce6" office:value-type="float" office:value="20" table:number-columns-spanned="1" table:number-rows-spanned="3">
            <text:p>20</text:p>
          </table:table-cell>
          <table:table-cell table:style-name="ce10" office:value-type="string" table:number-columns-spanned="1" table:number-rows-spanned="3">
            <text:p>Produces various parts needed for most ships.</text:p>
          </table:table-cell>
          <table:table-cell office:value-type="string">
            <text:p>100 steel</text:p>
          </table:table-cell>
          <table:table-cell office:value-type="string">
            <text:p>1 pod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50 uranium</text:p>
          </table:table-cell>
          <table:table-cell office:value-type="string">
            <text:p>1 armour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50 antimatter and 2 pod</text:p>
          </table:table-cell>
          <table:table-cell office:value-type="string">
            <text:p>1 engine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1">
          <table:table-cell office:value-type="string">
            <text:p>Armaments Factory</text:p>
          </table:table-cell>
          <table:table-cell office:value-type="float" office:value="20">
            <text:p>20</text:p>
          </table:table-cell>
          <table:table-cell office:value-type="string">
            <text:p>Produces weapons needed by ships and bigger cities.</text:p>
          </table:table-cell>
          <table:table-cell office:value-type="string">
            <text:p>50 antimatter and 50 uranium</text:p>
          </table:table-cell>
          <table:table-cell office:value-type="string">
            <text:p>1 weapon and 5 waste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 table:number-rows-repeated="65502">
          <table:table-cell table:number-columns-repeated="255"/>
        </table:table-row>
        <table:table-row table:style-name="ro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27/06/2007</text:date>, <text:time>19:3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27T15:50:06</meta:creation-date>
    <dc:creator>Tim Ansell</dc:creator>
    <dc:date>2007-06-27T19:20:34</dc:date>
    <dc:language>en-AU</dc:language>
    <meta:editing-cycles>12</meta:editing-cycles>
    <meta:editing-duration>PT2H56M11S</meta:editing-duration>
    <meta:user-defined meta:name="Info 1"/>
    <meta:user-defined meta:name="Info 2"/>
    <meta:user-defined meta:name="Info 3"/>
    <meta:user-defined meta:name="Info 4"/>
    <meta:document-statistic meta:table-count="1" meta:cell-count="13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ExportTo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original = ThisComponent.getURL()

rem ----------------------------------------------------------------------
dim args1(3) as new com.sun.star.beans.PropertyValue
args1(0).Name = "URL"
args1(0).Value = Left(original, Len(Original)-4) + ".csv"
args1(1).Name = "FilterName"
args1(1).Value = "Text - txt - csv (StarCalc)"
args1(2).Name = "FilterOptions"
args1(2).Value = "44,34,76,1"
args1(3).Name = "SelectionOnly"
args1(3).Value = true

dispatcher.executeDispatch(document, ".uno:SaveAs", "", 0, args1())

rem ----------------------------------------------------------------------
args1(0).Name = "URL"
args1(0).Value = original
args1(1).Name = "FilterName"
args1(1).Value = "calc8"
args1(2).Name = "FilterOptions"
args1(2).Value = "44,34,76,1"
args1(3).Name = "SelectionOnly"
args1(3).Value = true

dispatcher.executeDispatch(document, ".uno:SaveA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